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53b6a" officeooo:paragraph-rsid="00153b6a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officeooo:paragraph-rsid="001d717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53b6a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153b6a"/>
    </style:style>
    <style:style style:name="P9" style:family="paragraph" style:parent-style-name="Text_20_body">
      <style:paragraph-properties fo:text-align="start" style:justify-single-word="false"/>
      <style:text-properties officeooo:rsid="00189152" officeooo:paragraph-rsid="00189152"/>
    </style:style>
    <style:style style:name="T1" style:family="text">
      <style:text-properties officeooo:rsid="00160394"/>
    </style:style>
    <style:style style:name="T2" style:family="text">
      <style:text-properties officeooo:rsid="001891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915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138c"/>
    </style:style>
    <style:style style:name="T7" style:family="text">
      <style:text-properties officeooo:rsid="0020a77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NGUAJES DE PROGRAMACIÓN</text:h>
      <text:p text:style-name="P5"/>
      <text:p text:style-name="P7">La informática, derivada de "información" y "automática", es la ciencia que estudia el tratamiento automático de la información, especialmente a través de computadoras. Utiliza el código binario (secuencia de 0 y 1) para representar datos. Los dispositivos que utilizan información en forma de bits se consideran digitales, mientras que los que no lo hacen se llaman analógicos.</text:p>
      <text:p text:style-name="P7"/>
      <text:p text:style-name="P7">El software es la parte intangible de un sistema informático, dividido en aplicaciones (realizan tareas específicas) y sistemas operativos (proporcionan una plataforma para el uso de la máquina). Programar implica especificar instrucciones y datos para que un dispositivo los ejecute, mientras que desarrollar software implica analizar, diseñar, probar y mantener el software en general.</text:p>
      <text:p text:style-name="P7"/>
      <text:p text:style-name="P7">Los lenguajes de programación se clasifican según el nivel de abstracción y el tipo de ejecución. Los lenguajes de alto nivel, más cercanos al lenguaje natural, son preferidos por los desarrolladores. Pueden ser interpretados (traducción instrucción por instrucción) o compilados (traducción previa a un archivo ejecutable). Existen también lenguajes intermedios o bytecode, que combinan características de ambos.</text:p>
      <text:p text:style-name="P7"/>
      <text:p text:style-name="P7">Java es un ejemplo de lenguaje intermedio, donde el código fuente se compila a bytecode, que luego se ejecuta en la Máquina Virtual de Java (JVM).</text:p>
      <text:p text:style-name="P7"/>
      <text:p text:style-name="P7">Los lenguajes también se clasifican según su paradigma, como imperativo (basado en instrucciones) o declarativo (fijando objetivos sin especificar el camino). Dentro de los imperativos, hay estructurados y orientados a objetos.</text:p>
      <text:p text:style-name="P7"/>
      <text:p text:style-name="P7">La elección del lenguaje de programación depende del contexto, como el sector, la existencia de bibliotecas, el tipo de dispositivo y el sistema operativo.</text:p>
      <text:h text:style-name="P2" text:outline-level="1">ENTORNOS DE DES<text:span text:style-name="T1">ARROLLO</text:span></text:h>
      <text:p text:style-name="P6"/>
      <text:p text:style-name="Text_20_body">Un Entorno de Desarrollo Integrado (IDE) es una aplicación informática diseñada para ayudar al programador en la tarea de diseñar y codificar software, integrando múltiples herramientas para facilitar la codificación y desarrollo.</text:p>
      <text:p text:style-name="P8"/>
      <text:p text:style-name="P8">Los elementos básicos de un IDE incluyen un editor de texto para escribir y modificar el código fuente, un compilador o intérprete para traducir y ejecutar el código, y un depurador para encontrar errores lógicos en el código.</text:p>
      <text:p text:style-name="P8"/>
      <text:p text:style-name="P8">Los IDEs modernos ofrecen características como resaltado de sintaxis, autocompletado de código, macros y facilitan la visualización del código. Aunque son útiles para la programación, generan dependencia y consumen más recursos.</text:p>
      <text:p text:style-name="P8"/>
      <text:p text:style-name="P8">Los motivos para utilizar un IDE incluyen funciones avanzadas como autocompletado de código, creación automática de estructuras y la integración con herramientas de control de versiones. Además, son altamente configurables según las preferencias del desarrollador.</text:p>
      <text:p text:style-name="P8"/>
      <text:p text:style-name="P8">Al elegir un IDE, se deben considerar factores como el sistema operativo, el lenguaje de programación, el framework utilizado, las herramientas disponibles y la licencia del IDE.</text:p>
      <text:p text:style-name="P8"/>
      <text:p text:style-name="P8">El depurador es una herramienta fundamental que permite visualizar el flujo de ejecución de un programa, detectar errores lógicos y observar el valor de las variables en diferentes puntos del código. Los depuradores tienen funciones básicas como breakpoints, resumen de ejecución y pasos a través del código.</text:p>
      <text:p text:style-name="P8"/>
      <text:p text:style-name="P8">Se muestra un ejemplo de uso de un depurador en Java, donde se configura un breakpoint, se inicia la ejecución en modo depuración, se observan las variables y se utilizan funciones básicas del depurador.</text:p>
      <text:p text:style-name="P8"/>
      <text:p text:style-name="P8">En resumen, los IDEs son herramientas esenciales para simplificar y agilizar el desarrollo de software, proporcionando funciones avanzadas y facilitando la tarea del programador.</text:p>
      <text:h text:style-name="P3" text:outline-level="2">QUE ES LA INGENIERA DEL PROGRAMARIO?</text:h>
      <text:p text:style-name="P8">La ingeniería del software <text:span text:style-name="T7">agrupa</text:span> un conjunto de herramientas y métodos utilizados para desarrollar aplicaciones o sistemas informáticos que resuelven problemas o satisfacen necesidades específicas</text:p>
      <text:h text:style-name="Heading_20_2" text:outline-level="2">CICLO DE VIDA DEL PROGRAMA</text:h>
      <text:p text:style-name="P9"/>
      <text:p text:style-name="Standard"><text:span text:style-name="T3">Análisis</text:span>: Se identifican y especifican las necesidades del cliente.</text:p>
      <text:p text:style-name="Standard"/>
      <text:p text:style-name="Standard"><text:span text:style-name="T3">Diseño</text:span>: Se plantea una solución para la aplicación y se crea un modelo.</text:p>
      <text:p text:style-name="Standard"/>
      <text:p text:style-name="Standard"><text:span text:style-name="T3">Codificación o Implementación:</text:span> <text:span text:style-name="T6">S</text:span>e desarrolla el programa atendiendo a todos sus componentes.</text:p>
      <text:p text:style-name="Standard"/>
      <text:p text:style-name="P4"><text:span text:style-name="T3">Pruebas:</text:span> Se realizan revisiones para detectar errores, incluyendo pruebas de usabilidad.</text:p>
      <text:p text:style-name="P4"/>
      <text:p text:style-name="P4"><text:span text:style-name="T3">Documentación:</text:span> Se documentan las decisiones técnicas tomadas durante el desarrollo.</text:p>
      <text:p text:style-name="Standard"/>
      <text:p text:style-name="Standard"><text:span text:style-name="T3">Implantación o Despliegue:</text:span> Se publica la solución final en la plataforma destinada o se entrega al cliente.</text:p>
      <text:p text:style-name="Standard"/>
      <text:p text:style-name="Standard"><text:span text:style-name="T3">Mantenimiento:</text:span> Se actualiza la aplicación y se corrigen errores.</text:p>
      <text:p text:style-name="Standard"/>
      <text:h text:style-name="Heading_20_3" text:outline-level="3">Tipos de Ciclos de Vida:</text:h>
      <text:p text:style-name="Standard"/>
      <text:p text:style-name="Standard"><text:span text:style-name="T3">Clásico o Cascada:</text:span> Estructura lineal sin retroalimentación, válido para proyectos con requisitos claros.</text:p>
      <text:p text:style-name="Standard"/>
      <text:p text:style-name="Standard"><text:span text:style-name="T3">Iterativo:</text:span> Estructura iterativa donde se repite en bucle el sistema lineal, permitiendo ajustes continuos.</text:p>
      <text:p text:style-name="Standard"/>
      <text:p text:style-name="Standard"><text:span text:style-name="T3">Espiral:</text:span> Basado en el modelo iterativo, añade gestión de riesgos para determinar la viabilidad del desarrol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7:21:22.442000000</meta:creation-date>
    <meta:generator>LibreOffice/7.4.3.2$Windows_X86_64 LibreOffice_project/1048a8393ae2eeec98dff31b5c133c5f1d08b890</meta:generator>
    <dc:date>2023-11-28T18:05:11.469000000</dc:date>
    <meta:editing-duration>PT15M44S</meta:editing-duration>
    <meta:editing-cycles>4</meta:editing-cycles>
    <meta:document-statistic meta:table-count="0" meta:image-count="0" meta:object-count="0" meta:page-count="3" meta:paragraph-count="30" meta:word-count="688" meta:character-count="4743" meta:non-whitespace-character-count="4085"/>
  </office:meta>
</office:document-meta>
</file>